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7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8" style:family="graphic" style:parent-style-name="standard">
      <style:graphic-properties draw:stroke="solid" svg:stroke-width="0.102cm" svg:stroke-color="#ffcc99" draw:marker-start="" draw:marker-start-width="0.471cm" draw:marker-start-center="false" draw:marker-end="" draw:marker-end-width="0.471cm" draw:marker-end-center="false" svg:stroke-opacity="100%" draw:stroke-linejoin="round" draw:fill="none" draw:fill-color="#00e4a8" draw:textarea-horizontal-align="left" draw:textarea-vertical-align="top" draw:auto-grow-height="false" fo:padding-top="0.075cm" fo:padding-bottom="0.075cm" fo:padding-left="0.195cm" fo:padding-right="0.195cm" fo:wrap-option="wrap" draw:shadow-color="#1c1c1c"/>
    </style:style>
    <style:style style:name="gr9" style:family="graphic" style:parent-style-name="standard">
      <style:graphic-properties draw:stroke="dash" draw:stroke-dash="Ultrafine_20_Dashe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10" style:family="graphic" style:parent-style-name="standard">
      <style:graphic-properties draw:stroke="solid" svg:stroke-width="0.102cm" svg:stroke-color="#ffffcc" draw:marker-start="" draw:marker-start-width="0.471cm" draw:marker-start-center="false" draw:marker-end="" draw:marker-end-width="0.471cm" draw:marker-end-center="false" svg:stroke-opacity="100%" draw:stroke-linejoin="round" draw:fill="none" draw:fill-color="#00e4a8" draw:textarea-horizontal-align="left" draw:textarea-vertical-align="top" draw:auto-grow-height="false" fo:padding-top="0.075cm" fo:padding-bottom="0.075cm" fo:padding-left="0.195cm" fo:padding-right="0.195cm" fo:wrap-option="wrap" draw:shadow-color="#1c1c1c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4.064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4.96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0.16cm"/>
    </style:style>
    <style:style style:name="pr10" style:family="presentation" style:parent-style-name="Default-title">
      <style:graphic-properties fo:min-height="3.177cm"/>
    </style:style>
    <style:style style:name="pr11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text-properties fo:color="#ffffff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 style:font-independent-line-spacing="true"/>
    </style:style>
    <style:style style:name="T1" style:family="text">
      <style:text-properties fo:font-size="28pt"/>
    </style:style>
    <style:style style:name="T2" style:family="text">
      <style:text-properties fo:color="#ccffff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ccffff"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style:text-position="0% 100%"/>
    </style:style>
    <style:style style:name="T7" style:family="text">
      <style:text-properties fo:color="#ffff00" style:text-position="0% 100%"/>
    </style:style>
    <style:style style:name="T8" style:family="text">
      <style:text-properties fo:color="#23ff23" style:text-position="0% 100%"/>
    </style:style>
    <style:style style:name="T9" style:family="text">
      <style:text-properties fo:color="#23ff23" style:text-position="-33% 58%"/>
    </style:style>
    <style:style style:name="T10" style:family="text">
      <style:text-properties fo:color="#ffcc99" style:text-position="0% 100%"/>
    </style:style>
    <style:style style:name="T11" style:family="text">
      <style:text-properties fo:color="#ffff00"/>
    </style:style>
    <style:style style:name="T12" style:family="text">
      <style:text-properties fo:color="#23ff23"/>
    </style:style>
    <style:style style:name="T13" style:family="text">
      <style:text-properties fo:color="#ffff00" style:text-position="-33% 58%"/>
    </style:style>
    <style:style style:name="T14" style:family="text">
      <style:text-properties fo:color="#23ff23" style:text-overline-style="solid" style:text-overline-width="auto" style:text-overline-color="font-color"/>
    </style:style>
    <style:style style:name="T15" style:family="text">
      <style:text-properties fo:color="#23ff23" style:text-position="0% 100%" fo:font-style="normal" style:font-style-asian="normal" style:font-style-complex="normal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fo:color="#ffffff" style:text-position="0% 100%"/>
    </style:style>
    <style:style style:name="T19" style:family="text">
      <style:text-properties fo:font-size="18pt"/>
    </style:style>
    <style:style style:name="T20" style:family="text">
      <style:text-properties style:text-position="-33% 58%" fo:font-size="18pt"/>
    </style:style>
    <style:style style:name="T21" style:family="text">
      <style:text-properties fo:color="#23ff23" style:text-position="33% 58%"/>
    </style:style>
    <style:style style:name="T22" style:family="text">
      <style:text-properties fo:color="#ffffff" style:text-position="-33% 58%"/>
    </style:style>
    <style:style style:name="T23" style:family="text">
      <style:text-properties style:text-position="-33% 58%"/>
    </style:style>
    <style:style style:name="T24" style:family="text">
      <style:text-properties style:text-position="33% 58%"/>
    </style:style>
    <style:style style:name="T25" style:family="text">
      <style:text-properties fo:color="#ffcc99"/>
    </style:style>
    <style:style style:name="T26" style:family="text">
      <style:text-properties fo:color="#ffffff"/>
    </style:style>
    <style:style style:name="T27" style:family="text">
      <style:text-properties fo:color="#ffff00" style:text-position="33% 58%"/>
    </style:style>
    <style:style style:name="T28" style:family="text">
      <style:text-properties fo:color="#23ff23" style:text-position="0% 100%" style:text-overline-style="solid" style:text-overline-width="auto" style:text-overline-color="font-color"/>
    </style:style>
    <style:style style:name="T29" style:family="text">
      <style:text-properties fo:color="#23ff23" style:text-position="0% 100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t-tests</presentation:footer-decl>
      <presentation:footer-decl presentation:name="ftr2">CMPTxxxx</presentation:footer-decl>
      <presentation:date-time-decl presentation:name="dtd1" presentation:source="fixed">6 Mar 2012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0: T-test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1">6 Mar 2012</text:span></text:p>
            <text:p>Dr. Sean Ho</text:p>
            <text:p/>
            <text:p><text:span text:style-name="T2"><text:a xlink:href="http://busi275.seanho.com/">busi275.seanho.com</text:a></text:span></text:p>
          </draw:text-box>
        </draw:frame>
        <draw:rect draw:style-name="gr1" draw:text-style-name="P4" draw:layer="layout" svg:width="8.636cm" svg:height="4.318cm" svg:x="18.542cm" svg:y="7.874cm">
          <text:list text:style-name="L2">
            <text:list-item>
              <text:p text:style-name="P3"><text:span text:style-name="T3">Please download:</text:span><text:span text:style-name="T3"><text:line-break/></text:span><text:span text:style-name="T4"><text:a xlink:href="http://twu.seanho.com/12spr/busi275/lectures/08-TTests.xls">08-TTests.xls</text:a></text:span></text:p>
            </text:list-item>
            <text:list-item>
              <text:p text:style-name="P3"><text:span text:style-name="T5">HW5</text:span><text:span text:style-name="T3"> this week</text:span></text:p>
            </text:list-item>
            <text:list-item>
              <text:p text:style-name="P3"><text:span text:style-name="T5">Projec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535cm" svg:x="1.4cm" svg:y="3.81cm" presentation:class="outline" presentation:user-transformed="true">
          <draw:text-box>
            <text:list text:style-name="L3">
              <text:list-item>
                <text:p><text:span text:style-name="T6">Preview of </text:span><text:span text:style-name="T7">statistical tests</text:span><text:span text:style-name="T6"> for your projects</text:span></text:p>
              </text:list-item>
              <text:list-item>
                <text:p><text:span text:style-name="T7">T-tests</text:span><text:span text:style-name="T6"> (comparing two groups of values):</text:span></text:p>
                <text:list>
                  <text:list-item>
                    <text:p><text:span text:style-name="T7">Standard error</text:span></text:p>
                    <text:list>
                      <text:list-item>
                        <text:p><text:span text:style-name="T6">When </text:span><text:span text:style-name="T8">σ</text:span><text:span text:style-name="T9">1</text:span><text:span text:style-name="T6">, </text:span><text:span text:style-name="T8">σ</text:span><text:span text:style-name="T9">2</text:span><text:span text:style-name="T6"> are known</text:span></text:p>
                      </text:list-item>
                      <text:list-item>
                        <text:p><text:span text:style-name="T6">When </text:span><text:span text:style-name="T8">s</text:span><text:span text:style-name="T9">1</text:span><text:span text:style-name="T6">, </text:span><text:span text:style-name="T8">s</text:span><text:span text:style-name="T9">2</text:span><text:span text:style-name="T6"> are known, </text:span><text:span text:style-name="T7">heteroscedastic</text:span></text:p>
                      </text:list-item>
                      <text:list-item>
                        <text:p><text:span text:style-name="T6">When </text:span><text:span text:style-name="T8">s</text:span><text:span text:style-name="T9">1</text:span><text:span text:style-name="T6">, </text:span><text:span text:style-name="T8">s</text:span><text:span text:style-name="T9">2</text:span><text:span text:style-name="T6"> are known, </text:span><text:span text:style-name="T7">homoscedastic</text:span></text:p>
                      </text:list-item>
                    </text:list>
                  </text:list-item>
                  <text:list-item>
                    <text:p><text:span text:style-name="T6">Using Excel's </text:span><text:span text:style-name="T10">TTEST</text:span><text:span text:style-name="T6">() function on data</text:span></text:p>
                  </text:list-item>
                  <text:list-item>
                    <text:p><text:span text:style-name="T7">Types</text:span><text:span text:style-name="T6"> of t-test</text:span></text:p>
                    <text:list>
                      <text:list-item>
                        <text:p><text:span text:style-name="T7">Independent groups</text:span></text:p>
                      </text:list-item>
                      <text:list-item>
                        <text:p><text:span text:style-name="T6">Binomial </text:span><text:span text:style-name="T7">proportions</text:span><text:span text:style-name="T6"> (</text:span><text:span text:style-name="T8">σ</text:span><text:span text:style-name="T6"> known)</text:span></text:p>
                      </text:list-item>
                      <text:list-item>
                        <text:p><text:span text:style-name="T7">Paired</text:span><text:span text:style-name="T6">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ploratory analysis</text:p>
          </draw:text-box>
        </draw:frame>
        <draw:frame presentation:style-name="pr7" draw:layer="layout" svg:width="25.199cm" svg:height="15.485cm" svg:x="1.4cm" svg:y="3.81cm" presentation:class="outline" presentation:user-transformed="true">
          <draw:text-box>
            <text:list text:style-name="L3">
              <text:list-item>
                <text:p>Choosing good <text:span text:style-name="T11">research questions</text:span>:</text:p>
              </text:list-item>
              <text:list-item>
                <text:p>Start with the <text:span text:style-name="T11">outcome</text:span> variable (DV)</text:p>
                <text:list>
                  <text:list-item>
                    <text:p>e.g., <text:span text:style-name="T12">sales</text:span> volume</text:p>
                  </text:list-item>
                </text:list>
              </text:list-item>
              <text:list-item>
                <text:p>Research <text:span text:style-name="T11">background</text:span> (prior literature) on the DV to find likely <text:span text:style-name="T11">predictors</text:span></text:p>
                <text:list>
                  <text:list-item>
                    <text:p>e.g., <text:span text:style-name="T12">marketing</text:span> budget, consumer <text:span text:style-name="T12">trends</text:span>, new products from <text:span text:style-name="T12">competitors</text:span>, etc.</text:p>
                  </text:list-item>
                </text:list>
              </text:list-item>
              <text:list-item>
                <text:p>Select some <text:span text:style-name="T11">effect</text:span>/predictor(s) to examine</text:p>
                <text:list>
                  <text:list-item>
                    <text:p>In your analysis, <text:span text:style-name="T11">control</text:span> for other covariates</text:p>
                  </text:list-item>
                </text:list>
              </text:list-item>
              <text:list-item>
                <text:p><text:span text:style-name="T11">Correlation</text:span> ≠ <text:span text:style-name="T11">causation</text:span>: look for hidden vars</text:p>
                <text:list>
                  <text:list-item>
                    <text:p>e.g., <text:span text:style-name="T12">ice cream</text:span> correlates with <text:span text:style-name="T12">drownings</text:span>!</text:p>
                    <text:list>
                      <text:list-item>
                        <text:p>Why? <text:s/>What are they both correlated wit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alysis Types by IV/DV</text:p>
          </draw:text-box>
        </draw:frame>
        <draw:frame presentation:style-name="pr7" draw:layer="layout" svg:width="25.199cm" svg:height="15.753cm" svg:x="1.4cm" svg:y="3.81cm" presentation:class="outline" presentation:user-transformed="true">
          <draw:text-box>
            <text:list text:style-name="L3">
              <text:list-item>
                <text:p>DV <text:span text:style-name="T11">quantitative</text:span>, IV categorical:</text:p>
                <text:list>
                  <text:list-item>
                    <text:p>IV <text:span text:style-name="T11">dichotomous</text:span> (two groups): <text:span text:style-name="T12">t-test</text:span></text:p>
                  </text:list-item>
                  <text:list-item>
                    <text:p>IV has <text:span text:style-name="T11">many</text:span> groups: <text:span text:style-name="T12">ANOVA</text:span></text:p>
                  </text:list-item>
                  <text:list-item>
                    <text:p><text:span text:style-name="T11">Multiple</text:span> categorical IVs: <text:span text:style-name="T12">Factorial ANOVA</text:span></text:p>
                    <text:list>
                      <text:list-item>
                        <text:p>Controlling for <text:span text:style-name="T11">covariates</text:span>: <text:span text:style-name="T12">ANCOVA</text:span></text:p>
                      </text:list-item>
                    </text:list>
                  </text:list-item>
                </text:list>
              </text:list-item>
              <text:list-item>
                <text:p>DV <text:span text:style-name="T11">quantitative</text:span>, IV <text:span text:style-name="T11">quantitative</text:span>:</text:p>
                <text:list>
                  <text:list-item>
                    <text:p><text:span text:style-name="T11">One</text:span> IV: Simple <text:span text:style-name="T12">Regression</text:span></text:p>
                  </text:list-item>
                  <text:list-item>
                    <text:p><text:span text:style-name="T11">Multiple</text:span> IVs:<text:span text:style-name="T12"> Multiple Regression</text:span></text:p>
                    <text:list>
                      <text:list-item>
                        <text:p>Also if <text:span text:style-name="T11">mix</text:span> of categorical/quant IVs</text:p>
                      </text:list-item>
                    </text:list>
                  </text:list-item>
                </text:list>
              </text:list-item>
              <text:list-item>
                <text:p>DV <text:span text:style-name="T11">dichotomous</text:span>: <text:span text:style-name="T12">Logistic Regr.</text:span> (survival an.)</text:p>
              </text:list-item>
              <text:list-item>
                <text:p>DV <text:span text:style-name="T11">ordinal</text:span>: <text:span text:style-name="T12">Ordinal Regr.</text:span></text:p>
                <text:list>
                  <text:list-item>
                    <text:p>… and much more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mparing two groups</text:p>
          </draw:text-box>
        </draw:frame>
        <draw:frame presentation:style-name="pr7" draw:layer="layout" svg:width="25.199cm" svg:height="15.323cm" svg:x="1.4cm" svg:y="3.81cm" presentation:class="outline" presentation:user-transformed="true">
          <draw:text-box>
            <text:list text:style-name="L3">
              <text:list-item>
                <text:p>Assume: <text:span text:style-name="T11">quantitative</text:span> DV</text:p>
              </text:list-item>
              <text:list-item>
                <text:p>Assume: two <text:span text:style-name="T11">independent</text:span> groups</text:p>
                <text:list>
                  <text:list-item>
                    <text:p>IV is <text:span text:style-name="T11">dichotomous</text:span> (nominal w/ 2 categories)</text:p>
                  </text:list-item>
                  <text:list-item>
                    <text:p>Each participant goes in only <text:span text:style-name="T11">one</text:span> group</text:p>
                  </text:list-item>
                </text:list>
              </text:list-item>
              <text:list-item>
                <text:p>Look at <text:span text:style-name="T11">difference</text:span> between <text:span text:style-name="T11">pop means</text:span>: <text:span text:style-name="T12">μ</text:span><text:span text:style-name="T9">1</text:span><text:span text:style-name="T12"> – μ</text:span><text:span text:style-name="T9">2</text:span>.</text:p>
              </text:list-item>
              <text:list-item>
                <text:p>E.g., is <text:span text:style-name="T12">CEO salary</text:span> in <text:span text:style-name="T12">US</text:span> higher than in <text:span text:style-name="T12">Can</text:span>?</text:p>
                <text:list>
                  <text:list-item>
                    <text:p><text:span text:style-name="T11">DV</text:span>: <text:span text:style-name="T12">salary</text:span>. <text:s/><text:span text:style-name="T11">IV</text:span>: <text:span text:style-name="T12">country</text:span> (US vs. Can)</text:p>
                  </text:list-item>
                  <text:list-item>
                    <text:p><text:span text:style-name="T11">H</text:span><text:span text:style-name="T13">A</text:span>: <text:span text:style-name="T12">μ</text:span><text:span text:style-name="T9">US</text:span><text:span text:style-name="T12"> – μ</text:span><text:span text:style-name="T9">Can</text:span> &gt; 0</text:p>
                  </text:list-item>
                </text:list>
              </text:list-item>
              <text:list-item>
                <text:p>E.g., does <text:span text:style-name="T12">gender</text:span> affect invest. <text:span text:style-name="T12">risk</text:span> tolerance?</text:p>
                <text:list>
                  <text:list-item>
                    <text:p><text:span text:style-name="T11">DV</text:span>: <text:span text:style-name="T12">risk</text:span> tolerance. <text:s/><text:span text:style-name="T11">IV</text:span>: <text:span text:style-name="T12">gender</text:span> (M vs. F)</text:p>
                  </text:list-item>
                  <text:list-item>
                    <text:p><text:span text:style-name="T11">H</text:span><text:span text:style-name="T13">A</text:span>: <text:span text:style-name="T12">μ</text:span><text:span text:style-name="T9">M</text:span><text:span text:style-name="T12"> – μ</text:span><text:span text:style-name="T9">F</text:span> ≠ 0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Hypothesis testing</text:p>
          </draw:text-box>
        </draw:frame>
        <draw:frame presentation:style-name="pr7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As before, we can either:</text:p>
                <text:list>
                  <text:list-item>
                    <text:p>Estimate a <text:span text:style-name="T11">confidence interval</text:span> on <text:span text:style-name="T12">μ</text:span><text:span text:style-name="T9">1</text:span><text:span text:style-name="T12"> – μ</text:span><text:span text:style-name="T9">2</text:span></text:p>
                    <text:list>
                      <text:list-item>
                        <text:p>If <text:span text:style-name="T12">0</text:span> is not in the interval, then there is a significant <text:span text:style-name="T11">difference</text:span> between groups</text:p>
                      </text:list-item>
                    </text:list>
                  </text:list-item>
                  <text:list-item>
                    <text:p>Or do a <text:span text:style-name="T11">hypothesis test </text:span>on <text:span text:style-name="T12">μ</text:span><text:span text:style-name="T9">1</text:span><text:span text:style-name="T12"> – μ</text:span><text:span text:style-name="T9">2</text:span></text:p>
                    <text:list>
                      <text:list-item>
                        <text:p><text:span text:style-name="T14">x</text:span><text:span text:style-name="T9">1</text:span><text:span text:style-name="T12"> – </text:span><text:span text:style-name="T14">x</text:span><text:span text:style-name="T9">2</text:span> is a <text:span text:style-name="T11">threshold</text:span>: <text:span text:style-name="T12">p</text:span>-val is <text:span text:style-name="T11">area</text:span> in tail</text:p>
                      </text:list-item>
                    </text:list>
                  </text:list-item>
                </text:list>
              </text:list-item>
              <text:list-item>
                <text:p>Key components to calculate:</text:p>
                <text:list>
                  <text:list-item>
                    <text:p><text:span text:style-name="T11">Point</text:span> estimate (<text:span text:style-name="T14">x</text:span><text:span text:style-name="T9">1</text:span><text:span text:style-name="T12"> – </text:span><text:span text:style-name="T14">x</text:span><text:span text:style-name="T9">2</text:span>),</text:p>
                  </text:list-item>
                  <text:list-item>
                    <text:p><text:span text:style-name="T11">t</text:span>-score, and</text:p>
                  </text:list-item>
                  <text:list-item>
                    <text:p><text:span text:style-name="T11">Standard error</text:span></text:p>
                  </text:list-item>
                  <text:list-item>
                    <text:p>T-distribution also needs a <text:span text:style-name="T11">df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How to approach a t-test</text:p>
          </draw:text-box>
        </draw:frame>
        <draw:frame presentation:style-name="pr5" draw:layer="layout" svg:width="25.199cm" svg:height="14.353cm" svg:x="1.4cm" svg:y="3.81cm" presentation:class="outline" presentation:user-transformed="true">
          <draw:text-box>
            <text:list text:style-name="L3">
              <text:list-item>
                <text:p><text:span text:style-name="T6">What </text:span><text:span text:style-name="T7">format</text:span><text:span text:style-name="T6"> do you want the output in?</text:span></text:p>
                <text:list>
                  <text:list-item>
                    <text:p><text:span text:style-name="T15">Hypothesis</text:span><text:span text:style-name="T16"> test (</text:span><text:span text:style-name="T17">p</text:span><text:span text:style-name="T6">-value) or </text:span><text:span text:style-name="T8">conf. interval</text:span><text:span text:style-name="T6">?</text:span></text:p>
                  </text:list-item>
                </text:list>
              </text:list-item>
              <text:list-item>
                <text:p><text:span text:style-name="T6">What info on the </text:span><text:span text:style-name="T7">data</text:span><text:span text:style-name="T6"> do you have?</text:span></text:p>
                <text:list>
                  <text:list-item>
                    <text:p><text:span text:style-name="T6">Full </text:span><text:span text:style-name="T8">dataset</text:span><text:span text:style-name="T6">: use Excel's </text:span><text:span text:style-name="T10">TTEST</text:span><text:span text:style-name="T6">() function</text:span></text:p>
                  </text:list-item>
                  <text:list-item>
                    <text:p><text:span text:style-name="T6">Only </text:span><text:span text:style-name="T8">means</text:span><text:span text:style-name="T6">/</text:span><text:span text:style-name="T8">SD</text:span><text:span text:style-name="T6">: calculate manually</text:span></text:p>
                    <text:list>
                      <text:list-item>
                        <text:p><text:span text:style-name="T6">Standard error (SE) is key ingredien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What </text:span><text:span text:style-name="T7">type</text:span><text:span text:style-name="T6"> of t-test?</text:span></text:p>
                <text:list>
                  <text:list-item>
                    <text:p><text:span text:style-name="T6">Independent </text:span><text:span text:style-name="T8">groups</text:span></text:p>
                    <text:list>
                      <text:list-item>
                        <text:p><text:span text:style-name="T8">Homoscedastic</text:span><text:span text:style-name="T6"> or </text:span><text:span text:style-name="T8">heteroscedastic</text:span><text:span text:style-name="T6">?</text:span></text:p>
                      </text:list-item>
                    </text:list>
                  </text:list-item>
                  <text:list-item>
                    <text:p><text:span text:style-name="T6">Binomial </text:span><text:span text:style-name="T8">proportions</text:span></text:p>
                  </text:list-item>
                  <text:list-item>
                    <text:p><text:span text:style-name="T8">Paired</text:span><text:span text:style-name="T6"> data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7" draw:layer="layout" svg:width="25.199cm" svg:height="14.535cm" svg:x="1.4cm" svg:y="3.81cm" presentation:class="outline" presentation:user-transformed="true">
          <draw:text-box>
            <text:list text:style-name="L3">
              <text:list-item>
                <text:p text:style-name="P7"><text:span text:style-name="T18">Preview of statistical tests for your projects</text:span></text:p>
              </text:list-item>
              <text:list-item>
                <text:p text:style-name="P7"><text:span text:style-name="T18">T-tests (comparing two groups of values):</text:span></text:p>
                <text:list>
                  <text:list-item>
                    <text:p text:style-name="P7"><text:span text:style-name="T7">Standard error</text:span></text:p>
                    <text:list>
                      <text:list-item>
                        <text:p text:style-name="P7"><text:span text:style-name="T7">When σ</text:span><text:span text:style-name="T13">1</text:span><text:span text:style-name="T7">, σ</text:span><text:span text:style-name="T13">2</text:span><text:span text:style-name="T7"> are known</text:span></text:p>
                      </text:list-item>
                      <text:list-item>
                        <text:p text:style-name="P7"><text:span text:style-name="T7">When s</text:span><text:span text:style-name="T13">1</text:span><text:span text:style-name="T7">, s</text:span><text:span text:style-name="T13">2</text:span><text:span text:style-name="T7"> are known, heteroscedastic</text:span></text:p>
                      </text:list-item>
                      <text:list-item>
                        <text:p text:style-name="P7"><text:span text:style-name="T7">When s</text:span><text:span text:style-name="T13">1</text:span><text:span text:style-name="T7">, s</text:span><text:span text:style-name="T13">2</text:span><text:span text:style-name="T7"> are known, homoscedastic</text:span></text:p>
                      </text:list-item>
                    </text:list>
                  </text:list-item>
                  <text:list-item>
                    <text:p text:style-name="P7"><text:span text:style-name="T18">Using Excel's TTEST() function on data</text:span></text:p>
                  </text:list-item>
                  <text:list-item>
                    <text:p text:style-name="P7"><text:span text:style-name="T18">Types of t-test</text:span></text:p>
                    <text:list>
                      <text:list-item>
                        <text:p text:style-name="P7"><text:span text:style-name="T18">Independent groups</text:span></text:p>
                      </text:list-item>
                      <text:list-item>
                        <text:p text:style-name="P7"><text:span text:style-name="T18">Binomial proportions (σ known)</text:span></text:p>
                      </text:list-item>
                      <text:list-item>
                        <text:p text:style-name="P7"><text:span text:style-name="T18">Paired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andard error: σ known</text:p>
          </draw:text-box>
        </draw:frame>
        <draw:frame presentation:style-name="pr9" draw:layer="layout" svg:width="25.199cm" svg:height="10.16cm" svg:x="1.4cm" svg:y="3.81cm" presentation:class="outline" presentation:user-transformed="true">
          <draw:text-box>
            <text:list text:style-name="L3">
              <text:list-item>
                <text:p><text:span text:style-name="T12">SE</text:span> is a “<text:span text:style-name="T11">yardstick</text:span>” by which we measure the group difference to see if it is <text:span text:style-name="T11">significant</text:span></text:p>
                <text:list>
                  <text:list-item>
                    <text:p><text:span text:style-name="T11">Larger</text:span> <text:span text:style-name="T12">SE</text:span> ⇒ <text:span text:style-name="T11">wider</text:span> confidence interval,<text:line-break/><text:span text:style-name="T11">less precision</text:span> in our estimate</text:p>
                  </text:list-item>
                </text:list>
              </text:list-item>
              <text:list-item>
                <text:p>If we have <text:span text:style-name="T12">σ</text:span><text:span text:style-name="T9">1</text:span> and <text:span text:style-name="T12">σ</text:span><text:span text:style-name="T9">2</text:span>: the <text:span text:style-name="T12">SE</text:span> is a <text:span text:style-name="T11">combination</text:span> of <text:span text:style-name="T12">SE</text:span><text:span text:style-name="T9">1</text:span><text:span text:style-name="T6"> and </text:span><text:span text:style-name="T8">SE</text:span><text:span text:style-name="T9">2</text:span><text:span text:style-name="T6"> from each of the two groups:</text:span></text:p>
              </text:list-item>
            </text:list>
          </draw:text-box>
        </draw:frame>
        <draw:frame draw:style-name="gr3" draw:layer="layout" svg:width="12.093cm" svg:height="2.898cm" svg:x="11.378cm" svg:y="12.68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" draw:text-style-name="P8" draw:layer="layout" svg:width="5.588cm" svg:height="4.064cm" svg:x="6.142cm" svg:y="12.9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5" draw:text-style-name="P9" draw:layer="layout" svg:width="1.749cm" svg:height="1.233cm" svg:x="4.172cm" svg:y="14.617cm">
          <draw:text-box>
            <text:p><text:span text:style-name="T19">SE</text:span><text:span text:style-name="T20">1</text:span></text:p>
          </draw:text-box>
        </draw:frame>
        <draw:frame draw:style-name="gr5" draw:text-style-name="P9" draw:layer="layout" svg:width="1.749cm" svg:height="1.233cm" svg:x="8.073cm" svg:y="17.018cm">
          <draw:text-box>
            <text:p><text:span text:style-name="T19">SE</text:span><text:span text:style-name="T20">2</text:span></text:p>
          </draw:text-box>
        </draw:frame>
        <draw:frame draw:style-name="gr5" draw:text-style-name="P9" draw:layer="layout" svg:width="1.491cm" svg:height="1.088cm" svg:x="8.873cm" svg:y="13.99cm">
          <draw:text-box>
            <text:p><text:span text:style-name="T19">SE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andard error: using s</text:p>
          </draw:text-box>
        </draw:frame>
        <draw:frame presentation:style-name="pr9" draw:layer="layout" svg:width="25.199cm" svg:height="15.518cm" svg:x="1.4cm" svg:y="3.81cm" presentation:class="outline" presentation:user-transformed="true">
          <draw:text-box>
            <text:list text:style-name="L3">
              <text:list-item>
                <text:p>More <text:span text:style-name="T11">realistically</text:span>, we would only have <text:span text:style-name="T12">s</text:span><text:span text:style-name="T9">1</text:span>, <text:span text:style-name="T12">s</text:span><text:span text:style-name="T9">2</text:span></text:p>
                <text:list>
                  <text:list-item>
                    <text:p>As well as <text:span text:style-name="T12">n</text:span><text:span text:style-name="T9">1</text:span>, <text:span text:style-name="T12">n</text:span><text:span text:style-name="T9">2</text:span>, <text:span text:style-name="T14">x</text:span><text:span text:style-name="T9">1</text:span>, <text:span text:style-name="T14">x</text:span><text:span text:style-name="T9">2</text:span></text:p>
                  </text:list-item>
                </text:list>
              </text:list-item>
              <text:list-item>
                <text:p><text:span text:style-name="T11">SE</text:span> is the same:</text:p>
                <text:p/>
              </text:list-item>
              <text:list-item>
                <text:p>But the t-dist needs a <text:span text:style-name="T12">df</text:span>, and it is messy:<text:line-break/></text:p>
                <text:p/>
                <text:p/>
              </text:list-item>
              <text:list-item>
                <text:p>In general, <text:span text:style-name="T12">df</text:span> is somewhere in between</text:p>
                <text:list>
                  <text:list-item>
                    <text:p>min(<text:span text:style-name="T12">n</text:span><text:span text:style-name="T9">1</text:span> – 1, <text:span text:style-name="T12">n</text:span><text:span text:style-name="T9">2</text:span> – 1) (<text:span text:style-name="T11">lower</text:span> bound), and</text:p>
                  </text:list-item>
                  <text:list-item>
                    <text:p><text:span text:style-name="T12">n</text:span><text:span text:style-name="T9">1</text:span> + <text:span text:style-name="T12">n</text:span><text:span text:style-name="T9">1</text:span> – 2 (<text:span text:style-name="T11">upper</text:span> bound)</text:p>
                  </text:list-item>
                </text:list>
              </text:list-item>
            </text:list>
          </draw:text-box>
        </draw:frame>
        <draw:frame draw:style-name="gr3" draw:layer="layout" svg:width="11.931cm" svg:height="2.924cm" svg:x="10.367cm" svg:y="6.5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9.845cm" svg:height="3.993cm" svg:x="7.62cm" svg:y="11.17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andard error: homoscedastic</text:p>
          </draw:text-box>
        </draw:frame>
        <draw:frame presentation:style-name="pr9" draw:layer="layout" svg:width="25.199cm" svg:height="15.632cm" svg:x="1.4cm" svg:y="3.81cm" presentation:class="outline" presentation:user-transformed="true">
          <draw:text-box>
            <text:list text:style-name="L3">
              <text:list-item>
                <text:p>If <text:span text:style-name="T12">s</text:span><text:span text:style-name="T9">1</text:span>, <text:span text:style-name="T12">s</text:span><text:span text:style-name="T9">2</text:span> are <text:span text:style-name="T11">similar</text:span>, we can try another method:</text:p>
                <text:list>
                  <text:list-item>
                    <text:p><text:span text:style-name="T11">Homoscedasticity</text:span>: same variance</text:p>
                  </text:list-item>
                  <text:list-item>
                    <text:p>Rule of thumb: <text:span text:style-name="T12">s</text:span><text:span text:style-name="T9">1</text:span>, <text:span text:style-name="T12">s</text:span><text:span text:style-name="T9">2</text:span> are within a factor of <text:span text:style-name="T11">2</text:span></text:p>
                  </text:list-item>
                </text:list>
              </text:list-item>
              <text:list-item>
                <text:p><text:span text:style-name="T12">df</text:span> is <text:span text:style-name="T11">simpler</text:span>: <text:span text:style-name="T12">df</text:span> = <text:span text:style-name="T12">df</text:span><text:span text:style-name="T9">1</text:span> + <text:span text:style-name="T12">df</text:span><text:span text:style-name="T9">2</text:span> = <text:span text:style-name="T11">n</text:span><text:span text:style-name="T13">1</text:span><text:span text:style-name="T11"> + n</text:span><text:span text:style-name="T13">2</text:span><text:span text:style-name="T11"> - 2</text:span></text:p>
              </text:list-item>
              <text:list-item>
                <text:p>The<text:span text:style-name="T11"> pooled variance</text:span> <text:span text:style-name="T12">s</text:span><text:span text:style-name="T9">p</text:span><text:span text:style-name="T21">2</text:span><text:line-break/> is a weighted sum:</text:p>
                <text:p/>
              </text:list-item>
              <text:list-item>
                <text:p>So the <text:span text:style-name="T11">pooled SD</text:span> is:</text:p>
                <text:p/>
                <text:p/>
              </text:list-item>
              <text:list-item>
                <text:p>Then the <text:span text:style-name="T11">SE</text:span> simplifies to: </text:p>
              </text:list-item>
            </text:list>
          </draw:text-box>
        </draw:frame>
        <draw:frame draw:style-name="gr3" draw:layer="layout" svg:width="7.09cm" svg:height="2.62cm" svg:x="15.556cm" svg:y="17.1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1.234cm" svg:height="2.924cm" svg:x="13.716cm" svg:y="13.5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9.287cm" svg:height="2.545cm" svg:x="15.859cm" svg:y="10.1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7" draw:layer="layout" svg:width="25.199cm" svg:height="14.535cm" svg:x="1.4cm" svg:y="3.81cm" presentation:class="outline" presentation:user-transformed="true">
          <draw:text-box>
            <text:list text:style-name="L3">
              <text:list-item>
                <text:p text:style-name="P7"><text:span text:style-name="T18">Preview of statistical tests for your projects</text:span></text:p>
              </text:list-item>
              <text:list-item>
                <text:p text:style-name="P7"><text:span text:style-name="T18">T-tests (comparing two groups of values):</text:span></text:p>
                <text:list>
                  <text:list-item>
                    <text:p text:style-name="P7"><text:span text:style-name="T18">Standard error</text:span></text:p>
                    <text:list>
                      <text:list-item>
                        <text:p text:style-name="P7"><text:span text:style-name="T18">When σ</text:span><text:span text:style-name="T22">1</text:span><text:span text:style-name="T18">, σ</text:span><text:span text:style-name="T22">2</text:span><text:span text:style-name="T18"> are known</text:span></text:p>
                      </text:list-item>
                      <text:list-item>
                        <text:p text:style-name="P7"><text:span text:style-name="T18">When s</text:span><text:span text:style-name="T22">1</text:span><text:span text:style-name="T18">, s</text:span><text:span text:style-name="T22">2</text:span><text:span text:style-name="T18"> are known, heteroscedastic</text:span></text:p>
                      </text:list-item>
                      <text:list-item>
                        <text:p text:style-name="P7"><text:span text:style-name="T18">When s</text:span><text:span text:style-name="T22">1</text:span><text:span text:style-name="T18">, s</text:span><text:span text:style-name="T22">2</text:span><text:span text:style-name="T18"> are known, homoscedastic</text:span></text:p>
                      </text:list-item>
                    </text:list>
                  </text:list-item>
                  <text:list-item>
                    <text:p text:style-name="P7"><text:span text:style-name="T7">Using Excel's TTEST() function on data</text:span></text:p>
                  </text:list-item>
                  <text:list-item>
                    <text:p text:style-name="P7"><text:span text:style-name="T7">Types of t-test</text:span></text:p>
                    <text:list>
                      <text:list-item>
                        <text:p text:style-name="P7"><text:span text:style-name="T7">Independent groups</text:span></text:p>
                      </text:list-item>
                      <text:list-item>
                        <text:p text:style-name="P7"><text:span text:style-name="T18">Binomial proportions (σ known)</text:span></text:p>
                      </text:list-item>
                      <text:list-item>
                        <text:p text:style-name="P7"><text:span text:style-name="T18">Paired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household income</text:p>
          </draw:text-box>
        </draw:frame>
        <draw:frame presentation:style-name="pr7" draw:layer="layout" svg:width="25.199cm" svg:height="15.724cm" svg:x="1.4cm" svg:y="3.81cm" presentation:class="outline" presentation:user-transformed="true">
          <draw:text-box>
            <text:list text:style-name="L3">
              <text:list-item>
                <text:p><text:span text:style-name="T11">RQ</text:span>: did US <text:span text:style-name="T11">household income</text:span> decrease between 2001 and 2004?</text:p>
              </text:list-item>
              <text:list-item>
                <text:p><text:span text:style-name="T11">Data</text:span>: income for each of 100 hholds in 2001;<text:line-break/>another sample of 100 households in 2004</text:p>
                <text:p/>
              </text:list-item>
              <text:list-item>
                <text:p>What format <text:span text:style-name="T11">output</text:span>? (p-value or conf. int.?)</text:p>
              </text:list-item>
              <text:list-item>
                <text:p>What format <text:span text:style-name="T11">input</text:span>? (raw data or just mean/SD?)</text:p>
              </text:list-item>
              <text:list-item>
                <text:p>What <text:span text:style-name="T11">kind</text:span> of t-test?</text:p>
                <text:list>
                  <text:list-item>
                    <text:p><text:span text:style-name="T12">Indep. groups</text:span>, <text:span text:style-name="T12">proportions</text:span>, or <text:span text:style-name="T12">paired</text:span> data?</text:p>
                  </text:list-item>
                  <text:list-item>
                    <text:p><text:span text:style-name="T12">Homoscedastic</text:span> or <text:span text:style-name="T12">heteroscedastic</text:span>?</text:p>
                    <text:list>
                      <text:list-item>
                        <text:p>How can we check?</text:p>
                      </text:list-item>
                    </text:list>
                  </text:list-item>
                </text:list>
              </text:list-item>
              <text:list-item>
                <text:p>See “Income” in <text:span text:style-name="T2"><text:a xlink:href="http://twu.seanho.com/12spr/busi275/lectures/08-TTests.xls">08-TTests.xls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risk tolerance</text:p>
          </draw:text-box>
        </draw:frame>
        <draw:frame presentation:style-name="pr7" draw:layer="layout" svg:width="25.199cm" svg:height="15.28cm" svg:x="1.4cm" svg:y="3.81cm" presentation:class="outline" presentation:user-transformed="true">
          <draw:text-box>
            <text:list text:style-name="L3">
              <text:list-item>
                <text:p><text:span text:style-name="T11">RQ</text:span>: do <text:span text:style-name="T12">M</text:span> have higher risk <text:span text:style-name="T12">tolerance</text:span> than <text:span text:style-name="T12">F</text:span>?</text:p>
                <text:list>
                  <text:list-item>
                    <text:p><text:span text:style-name="T11">Data</text:span>: <text:span text:style-name="T12">15</text:span> males, avg tol <text:span text:style-name="T12">7.8</text:span>, SD=<text:span text:style-name="T12">2</text:span><text:line-break/><text:span text:style-name="T12">12</text:span> females, avg tolerance <text:span text:style-name="T12">7.2</text:span>, SD=<text:span text:style-name="T12">2.5</text:span></text:p>
                  </text:list-item>
                </text:list>
              </text:list-item>
              <text:list-item>
                <text:p><text:span text:style-name="T11">Point estimate</text:span>: difference in tol is <text:span text:style-name="T14">x</text:span><text:span text:style-name="T9">1</text:span><text:span text:style-name="T12"> – </text:span><text:span text:style-name="T14">x</text:span><text:span text:style-name="T9">2</text:span> = <text:span text:style-name="T12">0.6</text:span></text:p>
              </text:list-item>
              <text:list-item>
                <text:p><text:span text:style-name="T11">Standard error</text:span>: using <text:span text:style-name="T12">s</text:span>, try <text:span text:style-name="T11">heteroscedastic</text:span></text:p>
                <text:list>
                  <text:list-item>
                    <text:p><text:span text:style-name="T12">SE</text:span><text:span text:style-name="T9">1</text:span>= 2/√15 ≈ 0.5164, <text:span text:style-name="T12">SE</text:span><text:span text:style-name="T9">2</text:span>= 2.5/√12 ≈ 0.7217</text:p>
                    <text:list>
                      <text:list-item>
                        <text:p><text:span text:style-name="T11">SE</text:span> = √(SE<text:span text:style-name="T23">1</text:span><text:span text:style-name="T24">2</text:span><text:span text:style-name="T6"> + SE</text:span><text:span text:style-name="T23">2</text:span><text:span text:style-name="T24">2</text:span><text:span text:style-name="T6">) ≈ </text:span><text:span text:style-name="T7">0.8874</text:span></text:p>
                      </text:list-item>
                    </text:list>
                  </text:list-item>
                  <text:list-item>
                    <text:p>Messy <text:span text:style-name="T11">df</text:span> ≈ <text:span text:style-name="T11">20.8</text:span></text:p>
                  </text:list-item>
                </text:list>
              </text:list-item>
              <text:list-item>
                <text:p>⇒ t-score is <text:span text:style-name="T11">t</text:span> = (0.6 – 0)/SE = 0.6/0.8874 ≈ <text:span text:style-name="T11">0.68</text:span></text:p>
              </text:list-item>
              <text:list-item>
                <text:p><text:span text:style-name="T11">p-val</text:span>: <text:span text:style-name="T25">TDIST(0.68, 20.8, 1)</text:span> → <text:span text:style-name="T11">25.3%</text:span></text:p>
              </text:list-item>
              <text:list-item>
                <text:p><text:span text:style-name="T11">Fail to reject H</text:span><text:span text:style-name="T13">0</text:span><text:span text:style-name="T6">: M tol. </text:span><text:span text:style-name="T8">not significantly</text:span><text:span text:style-name="T6"> higher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7" draw:layer="layout" svg:width="25.199cm" svg:height="14.535cm" svg:x="1.4cm" svg:y="3.81cm" presentation:class="outline" presentation:user-transformed="true">
          <draw:text-box>
            <text:list text:style-name="L3">
              <text:list-item>
                <text:p text:style-name="P7"><text:span text:style-name="T18">Preview of statistical tests for your projects</text:span></text:p>
              </text:list-item>
              <text:list-item>
                <text:p text:style-name="P7"><text:span text:style-name="T18">T-tests (comparing two groups of values):</text:span></text:p>
                <text:list>
                  <text:list-item>
                    <text:p text:style-name="P7"><text:span text:style-name="T18">Standard error</text:span></text:p>
                    <text:list>
                      <text:list-item>
                        <text:p text:style-name="P7"><text:span text:style-name="T18">When σ</text:span><text:span text:style-name="T22">1</text:span><text:span text:style-name="T18">, σ</text:span><text:span text:style-name="T22">2</text:span><text:span text:style-name="T18"> are known</text:span></text:p>
                      </text:list-item>
                      <text:list-item>
                        <text:p text:style-name="P7"><text:span text:style-name="T18">When s</text:span><text:span text:style-name="T22">1</text:span><text:span text:style-name="T18">, s</text:span><text:span text:style-name="T22">2</text:span><text:span text:style-name="T18"> are known, heteroscedastic</text:span></text:p>
                      </text:list-item>
                      <text:list-item>
                        <text:p text:style-name="P7"><text:span text:style-name="T18">When s</text:span><text:span text:style-name="T22">1</text:span><text:span text:style-name="T18">, s</text:span><text:span text:style-name="T22">2</text:span><text:span text:style-name="T18"> are known, homoscedastic</text:span></text:p>
                      </text:list-item>
                    </text:list>
                  </text:list-item>
                  <text:list-item>
                    <text:p text:style-name="P7"><text:span text:style-name="T18">Using Excel's TTEST() function on data</text:span></text:p>
                  </text:list-item>
                  <text:list-item>
                    <text:p text:style-name="P7"><text:span text:style-name="T18">Types of t-test</text:span></text:p>
                    <text:list>
                      <text:list-item>
                        <text:p text:style-name="P7"><text:span text:style-name="T18">Independent groups</text:span></text:p>
                      </text:list-item>
                      <text:list-item>
                        <text:p text:style-name="P7"><text:span text:style-name="T7">Binomial proportions</text:span></text:p>
                      </text:list-item>
                      <text:list-item>
                        <text:p text:style-name="P7"><text:span text:style-name="T18">Paired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-test on proportions</text:p>
          </draw:text-box>
        </draw:frame>
        <draw:frame presentation:style-name="pr7" draw:layer="layout" svg:width="25.199cm" svg:height="15.033cm" svg:x="1.4cm" svg:y="3.81cm" presentation:class="outline" presentation:user-transformed="true">
          <draw:text-box>
            <text:list text:style-name="L3">
              <text:list-item>
                <text:p>e.g., customer <text:span text:style-name="T11">satisfaction</text:span> vs. bank <text:span text:style-name="T11">branch</text:span>:</text:p>
                <text:list>
                  <text:list-item>
                    <text:p>See “Banks” in <text:span text:style-name="T2"><text:a xlink:href="http://twu.seanho.com/12spr/busi275/lectures/08-TTests.xls">08-TTests.xls</text:a></text:span></text:p>
                  </text:list-item>
                  <text:list-item>
                    <text:p>At <text:span text:style-name="T12">Langley</text:span>, <text:span text:style-name="T12">160</text:span>/<text:span text:style-name="T12">200</text:span> customers satisfied</text:p>
                  </text:list-item>
                  <text:list-item>
                    <text:p>At <text:span text:style-name="T12">Abbt</text:span>., <text:span text:style-name="T12">210</text:span>/<text:span text:style-name="T12">300</text:span> satisfied</text:p>
                  </text:list-item>
                  <text:list-item>
                    <text:p>Is there a <text:span text:style-name="T11">significant</text:span> difference?</text:p>
                  </text:list-item>
                </text:list>
              </text:list-item>
              <text:list-item>
                <text:p>Use <text:span text:style-name="T11">normal</text:span> approximation to binomial:</text:p>
                <text:list>
                  <text:list-item>
                    <text:p>When both <text:span text:style-name="T12">np</text:span>, <text:span text:style-name="T12">nq</text:span> &gt; <text:span text:style-name="T12">5</text:span> (for both groups)</text:p>
                  </text:list-item>
                </text:list>
              </text:list-item>
              <text:list-item>
                <text:p>For <text:span text:style-name="T11">confidence intervals</text:span>, SE = <text:span text:style-name="T12">√(SE</text:span><text:span text:style-name="T9">1</text:span><text:span text:style-name="T21">2</text:span><text:span text:style-name="T12"> + SE</text:span><text:span text:style-name="T9">2</text:span><text:span text:style-name="T21">2</text:span><text:span text:style-name="T12">)</text:span></text:p>
                <text:list>
                  <text:list-item>
                    <text:p>Where each SE<text:span text:style-name="T23">i</text:span> = <text:span text:style-name="T12">√(</text:span><text:span text:style-name="T8">p</text:span><text:span text:style-name="T9">i</text:span><text:span text:style-name="T8">q</text:span><text:span text:style-name="T9">i</text:span><text:span text:style-name="T12">/n</text:span><text:span text:style-name="T9">i</text:span><text:span text:style-name="T12">)</text:span></text:p>
                  </text:list-item>
                </text:list>
              </text:list-item>
              <text:list-item>
                <text:p>For <text:span text:style-name="T11">hypothesis tests</text:span>, use a different SE</text:p>
                <text:list>
                  <text:list-item>
                    <text:p><text:span text:style-name="T26">Uses </text:span><text:span text:style-name="T12">pooled proportion: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E for hyp. tests on proportion</text:p>
          </draw:text-box>
        </draw:frame>
        <draw:frame presentation:style-name="pr7" draw:layer="layout" svg:width="25.199cm" svg:height="14.963cm" svg:x="1.4cm" svg:y="3.81cm" presentation:class="outline">
          <draw:text-box>
            <text:list text:style-name="L3">
              <text:list-item>
                <text:p>The textbook offers a <text:span text:style-name="T11">second</text:span> form of the SE for hypothesis tests on binomial proportions:</text:p>
                <text:p/>
                <text:p/>
              </text:list-item>
              <text:list-item>
                <text:p>Where <text:span text:style-name="T14">p</text:span> is the <text:span text:style-name="T11">pooled</text:span> proportion:</text:p>
                <text:p/>
                <text:p/>
              </text:list-item>
              <text:list-item>
                <text:p>This is equivalent to the<text:line-break/>“<text:span text:style-name="T11">χ</text:span><text:span text:style-name="T27">2</text:span><text:span text:style-name="T7"> test</text:span><text:span text:style-name="T6"> of goodness-of-fit” we will learn in ch13</text:span></text:p>
                <text:list>
                  <text:list-item>
                    <text:p><text:span text:style-name="T6">Most stats </text:span><text:span text:style-name="T7">software</text:span><text:span text:style-name="T6"> uses this method</text:span></text:p>
                  </text:list-item>
                </text:list>
              </text:list-item>
            </text:list>
          </draw:text-box>
        </draw:frame>
        <draw:frame draw:style-name="gr3" draw:layer="layout" svg:width="8.471cm" svg:height="2.865cm" svg:x="11.176cm" svg:y="6.2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4.809cm" svg:height="2.441cm" svg:x="10.922cm" svg:y="10.684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roportions: bank example</text:p>
          </draw:text-box>
        </draw:frame>
        <draw:frame presentation:style-name="pr7" draw:layer="layout" svg:width="25.199cm" svg:height="16.008cm" svg:x="1.4cm" svg:y="3.81cm" presentation:class="outline" presentation:user-transformed="true">
          <draw:text-box>
            <text:list text:style-name="L3">
              <text:list-item>
                <text:p><text:span text:style-name="T11">Langley</text:span>: <text:span text:style-name="T12">x</text:span><text:span text:style-name="T9">L</text:span><text:span text:style-name="T6"> = 160, </text:span><text:span text:style-name="T8">n</text:span><text:span text:style-name="T9">L</text:span><text:span text:style-name="T6"> = 200</text:span></text:p>
              </text:list-item>
              <text:list-item>
                <text:p><text:span text:style-name="T11">Abbt.</text:span>: <text:span text:style-name="T12">x</text:span><text:span text:style-name="T9">A</text:span><text:span text:style-name="T6"> = 210, </text:span><text:span text:style-name="T8">n</text:span><text:span text:style-name="T9">A</text:span><text:span text:style-name="T6"> = 300</text:span></text:p>
              </text:list-item>
              <text:list-item>
                <text:p>Pooled <text:span text:style-name="T14">p</text:span> = (160+210) / (200+300) = 74%</text:p>
              </text:list-item>
              <text:list-item>
                <text:p>SE = <text:span text:style-name="T8">√ </text:span><text:span text:style-name="T28">pq</text:span><text:span text:style-name="T8"> (1/n</text:span><text:span text:style-name="T9">L</text:span><text:span text:style-name="T8"> + 1/n</text:span><text:span text:style-name="T9">A</text:span><text:span text:style-name="T8">) </text:span><text:span text:style-name="T18">≈ 4.0042%</text:span></text:p>
              </text:list-item>
              <text:list-item>
                <text:p>Sample <text:span text:style-name="T11">difference</text:span> of proportions is<text:line-break/><text:span text:style-name="T12">p</text:span><text:span text:style-name="T9">L</text:span><text:span text:style-name="T8"> – p</text:span><text:span text:style-name="T9">A</text:span><text:span text:style-name="T6"> = (</text:span><text:span text:style-name="T8">160</text:span><text:span text:style-name="T6">/</text:span><text:span text:style-name="T8">200</text:span><text:span text:style-name="T6">) – (</text:span><text:span text:style-name="T8">210</text:span><text:span text:style-name="T6">/</text:span><text:span text:style-name="T8">300</text:span><text:span text:style-name="T6">) = </text:span><text:span text:style-name="T7">10%</text:span></text:p>
              </text:list-item>
              <text:list-item>
                <text:p><text:span text:style-name="T6">This means a</text:span><text:span text:style-name="T7"> z-score </text:span><text:span text:style-name="T6">of </text:span><text:span text:style-name="T8">z</text:span><text:span text:style-name="T6"> = ((</text:span><text:span text:style-name="T8">p</text:span><text:span text:style-name="T9">L</text:span><text:span text:style-name="T8"> – p</text:span><text:span text:style-name="T9">A</text:span><text:span text:style-name="T6">) – 0) / </text:span><text:span text:style-name="T8">SE</text:span></text:p>
                <text:list>
                  <text:list-item>
                    <text:p><text:span text:style-name="T6">≈ </text:span><text:span text:style-name="T6">10% / 4.0042% ≈ </text:span><text:span text:style-name="T7">2.497</text:span></text:p>
                  </text:list-item>
                </text:list>
              </text:list-item>
              <text:list-item>
                <text:p><text:span text:style-name="T6">Find the </text:span><text:span text:style-name="T7">p-value</text:span><text:span text:style-name="T6"> (2-tailed):</text:span></text:p>
                <text:list>
                  <text:list-item>
                    <text:p><text:span text:style-name="T6">=</text:span><text:span text:style-name="T10">2</text:span><text:span text:style-name="T6">*</text:span><text:span text:style-name="T10">NORMSDIST</text:span><text:span text:style-name="T6">(-</text:span><text:span text:style-name="T8">2.497</text:span><text:span text:style-name="T6">) → </text:span><text:span text:style-name="T7">0.0125</text:span></text:p>
                  </text:list-item>
                  <text:list-item>
                    <text:p><text:span text:style-name="T7">Reject H</text:span><text:span text:style-name="T13">0</text:span><text:span text:style-name="T6">: yes, there is a difference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7" draw:layer="layout" svg:width="25.199cm" svg:height="14.535cm" svg:x="1.4cm" svg:y="3.81cm" presentation:class="outline" presentation:user-transformed="true">
          <draw:text-box>
            <text:list text:style-name="L3">
              <text:list-item>
                <text:p text:style-name="P7"><text:span text:style-name="T18">Preview of statistical tests for your projects</text:span></text:p>
              </text:list-item>
              <text:list-item>
                <text:p text:style-name="P7"><text:span text:style-name="T18">T-tests (comparing two groups of values):</text:span></text:p>
                <text:list>
                  <text:list-item>
                    <text:p text:style-name="P7"><text:span text:style-name="T18">Standard error</text:span></text:p>
                    <text:list>
                      <text:list-item>
                        <text:p text:style-name="P7"><text:span text:style-name="T18">When σ</text:span><text:span text:style-name="T22">1</text:span><text:span text:style-name="T18">, σ</text:span><text:span text:style-name="T22">2</text:span><text:span text:style-name="T18"> are known</text:span></text:p>
                      </text:list-item>
                      <text:list-item>
                        <text:p text:style-name="P7"><text:span text:style-name="T18">When s</text:span><text:span text:style-name="T22">1</text:span><text:span text:style-name="T18">, s</text:span><text:span text:style-name="T22">2</text:span><text:span text:style-name="T18"> are known, heteroscedastic</text:span></text:p>
                      </text:list-item>
                      <text:list-item>
                        <text:p text:style-name="P7"><text:span text:style-name="T18">When s</text:span><text:span text:style-name="T22">1</text:span><text:span text:style-name="T18">, s</text:span><text:span text:style-name="T22">2</text:span><text:span text:style-name="T18"> are known, homoscedastic</text:span></text:p>
                      </text:list-item>
                    </text:list>
                  </text:list-item>
                  <text:list-item>
                    <text:p text:style-name="P7"><text:span text:style-name="T18">Using Excel's TTEST() function on data</text:span></text:p>
                  </text:list-item>
                  <text:list-item>
                    <text:p text:style-name="P7"><text:span text:style-name="T18">Types of t-test</text:span></text:p>
                    <text:list>
                      <text:list-item>
                        <text:p text:style-name="P7"><text:span text:style-name="T18">Independent groups</text:span></text:p>
                      </text:list-item>
                      <text:list-item>
                        <text:p text:style-name="P7"><text:span text:style-name="T18">Binomial proportions</text:span></text:p>
                      </text:list-item>
                      <text:list-item>
                        <text:p text:style-name="P7"><text:span text:style-name="T7">Paired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peated measures</text:p>
          </draw:text-box>
        </draw:frame>
        <draw:frame presentation:style-name="pr7" draw:layer="layout" svg:width="25.199cm" svg:height="15.66cm" svg:x="1.4cm" svg:y="3.81cm" presentation:class="outline" presentation:user-transformed="true">
          <draw:text-box>
            <text:list text:style-name="L3">
              <text:list-item>
                <text:p>Apply <text:span text:style-name="T11">same measurement</text:span> to <text:span text:style-name="T11">same subjects</text:span>, but at different points in <text:span text:style-name="T11">time</text:span>:</text:p>
                <text:list>
                  <text:list-item>
                    <text:p>e.g., annual <text:span text:style-name="T12">revenue</text:span>, 2000-2010</text:p>
                  </text:list-item>
                  <text:list-item>
                    <text:p><text:span text:style-name="T11">Time series</text:span> / longitudinal data</text:p>
                  </text:list-item>
                </text:list>
              </text:list-item>
              <text:list-item>
                <text:p>Or under different <text:span text:style-name="T11">conditions</text:span>:</text:p>
                <text:list>
                  <text:list-item>
                    <text:p>e.g., <text:span text:style-name="T12">highway</text:span> vs. <text:span text:style-name="T12">city</text:span> mileage (on same car!)</text:p>
                  </text:list-item>
                  <text:list-item>
                    <text:p>e.g., <text:span text:style-name="T12">wife's</text:span> income, <text:span text:style-name="T12">husband's</text:span> income</text:p>
                    <text:list>
                      <text:list-item>
                        <text:p>(What is the <text:span text:style-name="T11">unit of observation</text:span>?)</text:p>
                      </text:list-item>
                    </text:list>
                  </text:list-item>
                </text:list>
              </text:list-item>
              <text:list-item>
                <text:p>The measurements are <text:span text:style-name="T11">linked</text:span> to each other</text:p>
                <text:list>
                  <text:list-item>
                    <text:p>Not independent</text:p>
                  </text:list-item>
                </text:list>
              </text:list-item>
              <text:list-item>
                <text:p><text:span text:style-name="T11">Paired</text:span> data is the simplest repeated measure</text:p>
                <text:list>
                  <text:list-item>
                    <text:p>Use a t-test on the <text:span text:style-name="T11">pairwise differenc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ypes of t-test (as in Excel)</text:p>
          </draw:text-box>
        </draw:frame>
        <draw:frame presentation:style-name="pr7" draw:layer="layout" svg:width="25.199cm" svg:height="14.963cm" svg:x="1.4cm" svg:y="3.81cm" presentation:class="outline">
          <draw:text-box>
            <text:list text:style-name="L3">
              <text:list-item>
                <text:p>Type <text:span text:style-name="T12">3</text:span>: two <text:span text:style-name="T11">indep</text:span> groups, most general:</text:p>
                <text:list>
                  <text:list-item>
                    <text:p><text:span text:style-name="T11">H</text:span><text:span text:style-name="T13">A</text:span>: <text:span text:style-name="T12">μ</text:span><text:span text:style-name="T9">1</text:span><text:span text:style-name="T12"> – μ</text:span><text:span text:style-name="T9">2</text:span> ≠ 0 (or &gt;0)</text:p>
                  </text:list-item>
                  <text:list-item>
                    <text:p><text:span text:style-name="T11">SE</text:span> = <text:span text:style-name="T12">√(SE</text:span><text:span text:style-name="T9">1</text:span><text:span text:style-name="T21">2</text:span><text:span text:style-name="T12"> + SE</text:span><text:span text:style-name="T9">2</text:span><text:span text:style-name="T21">2</text:span><text:span text:style-name="T12">)</text:span>, <text:span text:style-name="T11">df</text:span> is messy</text:p>
                  </text:list-item>
                </text:list>
              </text:list-item>
              <text:list-item>
                <text:p>Type <text:span text:style-name="T12">2</text:span>: two <text:span text:style-name="T11">indep</text:span> groups, <text:span text:style-name="T11">similar SD</text:span>:</text:p>
                <text:list>
                  <text:list-item>
                    <text:p><text:span text:style-name="T11">H</text:span><text:span text:style-name="T13">A</text:span>: <text:span text:style-name="T12">μ</text:span><text:span text:style-name="T9">1</text:span><text:span text:style-name="T12"> – μ</text:span><text:span text:style-name="T9">2</text:span> ≠ 0 (or &gt;0)</text:p>
                  </text:list-item>
                  <text:list-item>
                    <text:p><text:span text:style-name="T11">SE</text:span> = <text:span text:style-name="T12">s</text:span><text:span text:style-name="T9">p</text:span><text:span text:style-name="T8">√(1/n</text:span><text:span text:style-name="T9">1</text:span><text:span text:style-name="T8"> + 1/n</text:span><text:span text:style-name="T9">2</text:span><text:span text:style-name="T8">)</text:span><text:span text:style-name="T6">, </text:span><text:span text:style-name="T7">df</text:span><text:span text:style-name="T6"> = </text:span><text:span text:style-name="T8">df</text:span><text:span text:style-name="T9">1</text:span><text:span text:style-name="T8"> + df</text:span><text:span text:style-name="T9">2</text:span></text:p>
                  </text:list-item>
                </text:list>
              </text:list-item>
              <text:list-item>
                <text:p><text:span text:style-name="T6">Type </text:span><text:span text:style-name="T8">1</text:span><text:span text:style-name="T6">: </text:span><text:span text:style-name="T7">paired</text:span><text:span text:style-name="T6"> observations:</text:span></text:p>
                <text:list>
                  <text:list-item>
                    <text:p><text:span text:style-name="T6">Form pairwise diffs: </text:span><text:span text:style-name="T8">n</text:span><text:span text:style-name="T6"> = # pairs</text:span></text:p>
                  </text:list-item>
                  <text:list-item>
                    <text:p><text:span text:style-name="T7">H</text:span><text:span text:style-name="T13">A</text:span><text:span text:style-name="T6">: </text:span><text:span text:style-name="T8">μ</text:span><text:span text:style-name="T9">d</text:span><text:span text:style-name="T6"> ≠ 0 (or &gt;0)</text:span></text:p>
                  </text:list-item>
                  <text:list-item>
                    <text:p><text:span text:style-name="T7">SE</text:span><text:span text:style-name="T6"> = </text:span><text:span text:style-name="T8">s</text:span><text:span text:style-name="T9">d</text:span><text:span text:style-name="T8"> / √n</text:span><text:span text:style-name="T6">, </text:span><text:span text:style-name="T7">df</text:span><text:span text:style-name="T6"> = </text:span><text:span text:style-name="T8">n-1</text:span></text:p>
                  </text:list-item>
                </text:list>
              </text:list-item>
            </text:list>
          </draw:text-box>
        </draw:frame>
        <draw:g>
          <draw:g>
            <draw:line draw:style-name="gr6" draw:text-style-name="P10" draw:layer="layout" svg:x1="24.91cm" svg:y1="8.382cm" svg:x2="24.892cm" svg:y2="11.216cm">
              <text:p/>
            </draw:line>
            <draw:line draw:style-name="gr7" draw:text-style-name="P10" draw:layer="layout" svg:x1="20.498cm" svg:y1="10.955cm" svg:x2="27.94cm" svg:y2="10.955cm">
              <text:p/>
            </draw:line>
            <draw:custom-shape draw:style-name="gr8" draw:text-style-name="P11" draw:layer="layout" svg:width="2.54cm" svg:height="2.117cm" svg:x="20.48cm" svg:y="8.626cm">
              <text:p/>
              <draw:enhanced-geometry svg:viewBox="0 0 1344 1487" draw:type="non-primitive" draw:enhanced-path="M 0 1486 L 141 1471 212 1452 284 1429 353 1395 425 1347 496 1287 636 1116 776 872 919 580 988 431 1060 294 1130 174 1199 80 1271 20 1343 0"/>
            </draw:custom-shape>
            <draw:custom-shape draw:style-name="gr8" draw:text-style-name="P11" draw:layer="layout" svg:width="2.994cm" svg:height="2.117cm" svg:x="22.989cm" svg:y="8.626cm">
              <text:p/>
              <draw:enhanced-geometry svg:viewBox="0 0 1583 1487" draw:type="non-primitive" draw:enhanced-path="M 1582 1486 L 1416 1471 1332 1452 1250 1429 1166 1395 1081 1347 1001 1287 832 1116 666 872 500 580 415 431 331 294 251 174 166 80 82 20 0 0"/>
            </draw:custom-shape>
            <draw:custom-shape draw:style-name="gr8" draw:text-style-name="P11" draw:layer="layout" svg:width="2.54cm" svg:height="2.117cm" svg:x="22.381cm" svg:y="8.627cm">
              <text:p/>
              <draw:enhanced-geometry svg:viewBox="0 0 1344 1487" draw:type="non-primitive" draw:enhanced-path="M 0 1486 L 141 1471 212 1452 284 1429 353 1395 425 1347 496 1287 636 1116 776 872 919 580 988 431 1060 294 1130 174 1199 80 1271 20 1343 0"/>
            </draw:custom-shape>
            <draw:custom-shape draw:style-name="gr8" draw:text-style-name="P11" draw:layer="layout" svg:width="2.994cm" svg:height="2.117cm" svg:x="24.89cm" svg:y="8.627cm">
              <text:p/>
              <draw:enhanced-geometry svg:viewBox="0 0 1583 1487" draw:type="non-primitive" draw:enhanced-path="M 1582 1486 L 1416 1471 1332 1452 1250 1429 1166 1395 1081 1347 1001 1287 832 1116 666 872 500 580 415 431 331 294 251 174 166 80 82 20 0 0"/>
            </draw:custom-shape>
            <draw:line draw:style-name="gr6" draw:text-style-name="P10" draw:layer="layout" svg:x1="23.01cm" svg:y1="8.382cm" svg:x2="22.992cm" svg:y2="11.216cm">
              <text:p/>
            </draw:line>
            <draw:line draw:style-name="gr9" draw:text-style-name="P10" draw:layer="layout" svg:x1="24.03cm" svg:y1="8.49cm" svg:x2="24.012cm" svg:y2="11.324cm">
              <text:p/>
            </draw:line>
          </draw:g>
          <draw:g>
            <draw:custom-shape draw:style-name="gr10" draw:text-style-name="P11" draw:layer="layout" svg:width="1.301cm" svg:height="3.806cm" svg:x="23.65cm" svg:y="3.286cm">
              <text:p/>
              <draw:enhanced-geometry svg:viewBox="0 0 864 1919" draw:type="non-primitive" draw:enhanced-path="M 0 1918 L 90 1899 136 1874 183 1844 227 1800 273 1738 319 1660 409 1440 499 1126 591 748 635 556 681 380 727 225 771 103 817 25 863 0"/>
            </draw:custom-shape>
            <draw:custom-shape draw:style-name="gr10" draw:text-style-name="P11" draw:layer="layout" svg:width="1.486cm" svg:height="3.806cm" svg:x="24.915cm" svg:y="3.286cm">
              <text:p/>
              <draw:enhanced-geometry svg:viewBox="0 0 960 1919" draw:type="non-primitive" draw:enhanced-path="M 959 1918 L 858 1899 807 1874 758 1844 706 1800 655 1738 607 1660 504 1440 404 1126 303 748 252 556 200 380 152 225 101 103 49 25 0 0"/>
            </draw:custom-shape>
            <draw:line draw:style-name="gr6" draw:text-style-name="P10" draw:layer="layout" svg:x1="24.919cm" svg:y1="3.19cm" svg:x2="24.892cm" svg:y2="7.52cm">
              <text:p/>
            </draw:line>
            <draw:line draw:style-name="gr7" draw:text-style-name="P10" draw:layer="layout" svg:x1="20.498cm" svg:y1="7.259cm" svg:x2="27.94cm" svg:y2="7.259cm">
              <text:p/>
            </draw:line>
            <draw:custom-shape draw:style-name="gr8" draw:text-style-name="P11" draw:layer="layout" svg:width="2.54cm" svg:height="2.117cm" svg:x="20.48cm" svg:y="4.93cm">
              <text:p/>
              <draw:enhanced-geometry svg:viewBox="0 0 1344 1487" draw:type="non-primitive" draw:enhanced-path="M 0 1486 L 141 1471 212 1452 284 1429 353 1395 425 1347 496 1287 636 1116 776 872 919 580 988 431 1060 294 1130 174 1199 80 1271 20 1343 0"/>
            </draw:custom-shape>
            <draw:custom-shape draw:style-name="gr8" draw:text-style-name="P11" draw:layer="layout" svg:width="2.994cm" svg:height="2.117cm" svg:x="22.989cm" svg:y="4.93cm">
              <text:p/>
              <draw:enhanced-geometry svg:viewBox="0 0 1583 1487" draw:type="non-primitive" draw:enhanced-path="M 1582 1486 L 1416 1471 1332 1452 1250 1429 1166 1395 1081 1347 1001 1287 832 1116 666 872 500 580 415 431 331 294 251 174 166 80 82 20 0 0"/>
            </draw:custom-shape>
            <draw:line draw:style-name="gr6" draw:text-style-name="P10" draw:layer="layout" svg:x1="23.02cm" svg:y1="3.19cm" svg:x2="22.993cm" svg:y2="7.52cm">
              <text:p/>
            </draw:line>
            <draw:line draw:style-name="gr9" draw:text-style-name="P10" draw:layer="layout" svg:x1="24.256cm" svg:y1="3.302cm" svg:x2="24.23cm" svg:y2="7.552cm">
              <text:p/>
            </draw:line>
          </draw:g>
          <draw:g>
            <draw:line draw:style-name="gr7" draw:text-style-name="P10" draw:layer="layout" svg:x1="21.354cm" svg:y1="16.035cm" svg:x2="26.924cm" svg:y2="16.035cm">
              <text:p/>
            </draw:line>
            <draw:custom-shape draw:style-name="gr8" draw:text-style-name="P11" draw:layer="layout" svg:width="2.54cm" svg:height="2.117cm" svg:x="21.336cm" svg:y="13.706cm">
              <text:p/>
              <draw:enhanced-geometry svg:viewBox="0 0 1344 1487" draw:type="non-primitive" draw:enhanced-path="M 0 1486 L 141 1471 212 1452 284 1429 353 1395 425 1347 496 1287 636 1116 776 872 919 580 988 431 1060 294 1130 174 1199 80 1271 20 1343 0"/>
            </draw:custom-shape>
            <draw:custom-shape draw:style-name="gr8" draw:text-style-name="P11" draw:layer="layout" svg:width="2.994cm" svg:height="2.117cm" svg:x="23.845cm" svg:y="13.706cm">
              <text:p/>
              <draw:enhanced-geometry svg:viewBox="0 0 1583 1487" draw:type="non-primitive" draw:enhanced-path="M 1582 1486 L 1416 1471 1332 1452 1250 1429 1166 1395 1081 1347 1001 1287 832 1116 666 872 500 580 415 431 331 294 251 174 166 80 82 20 0 0"/>
            </draw:custom-shape>
            <draw:line draw:style-name="gr6" draw:text-style-name="P10" draw:layer="layout" svg:x1="23.866cm" svg:y1="13.462cm" svg:x2="23.848cm" svg:y2="16.296cm">
              <text:p/>
            </draw:line>
            <draw:line draw:style-name="gr9" draw:text-style-name="P10" draw:layer="layout" svg:x1="22.066cm" svg:y1="13.462cm" svg:x2="22.048cm" svg:y2="16.296cm">
              <text:p/>
            </draw:line>
          </draw:g>
        </draw:g>
        <presentation:notes draw:style-name="dp4">
          <draw:page-thumbnail draw:style-name="gr2" draw:layer="layout" svg:width="13.968cm" svg:height="10.476cm" svg:x="3.81cm" svg:y="2.123cm" draw:page-number="2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aired data t-test</text:p>
          </draw:text-box>
        </draw:frame>
        <draw:frame presentation:style-name="pr7" draw:layer="layout" svg:width="25.199cm" svg:height="15.114cm" svg:x="1.4cm" svg:y="3.81cm" presentation:class="outline" presentation:user-transformed="true">
          <draw:text-box>
            <text:list text:style-name="L3">
              <text:list-item>
                <text:p>e.g., “Mileage” in <text:span text:style-name="T2"><text:a xlink:href="http://twu.seanho.com/12spr/busi275/lectures/08-TTests.xls">08-TTests.xls</text:a></text:span></text:p>
              </text:list-item>
              <text:list-item>
                <text:p>Calculate the <text:span text:style-name="T11">pairwise differences</text:span>: =<text:span text:style-name="T25">A2-B2</text:span>, fill</text:p>
              </text:list-item>
              <text:list-item>
                <text:p>Find <text:span text:style-name="T12">n</text:span>, <text:span text:style-name="T11">mean</text:span> <text:span text:style-name="T6">(</text:span><text:span text:style-name="T28">d</text:span><text:span text:style-name="T6">)</text:span>, and <text:span text:style-name="T11">SD</text:span> (<text:span text:style-name="T8">s</text:span><text:span text:style-name="T9">d</text:span><text:span text:style-name="T6">) of</text:span> pairs:</text:p>
                <text:list>
                  <text:list-item>
                    <text:p><text:span text:style-name="T25">COUNT</text:span>(), <text:span text:style-name="T25">AVERAGE</text:span>(), <text:span text:style-name="T25">STDEV</text:span>()</text:p>
                  </text:list-item>
                  <text:list-item>
                    <text:p>SD of diffs is <text:span text:style-name="T11">not</text:span> the same as diff of SDs!</text:p>
                  </text:list-item>
                </text:list>
              </text:list-item>
              <text:list-item>
                <text:p>Calculate <text:span text:style-name="T11">standard error</text:span>: SE = <text:span text:style-name="T12">s</text:span><text:span text:style-name="T9">d</text:span><text:span text:style-name="T8">/√n</text:span></text:p>
              </text:list-item>
              <text:list-item>
                <text:p><text:span text:style-name="T6">Find </text:span><text:span text:style-name="T7">t-score</text:span><text:span text:style-name="T6">: </text:span><text:span text:style-name="T8">(</text:span><text:span text:style-name="T28">d</text:span><text:span text:style-name="T8"> – 0) / SE</text:span></text:p>
              </text:list-item>
              <text:list-item>
                <text:p><text:span text:style-name="T6">Use </text:span><text:span text:style-name="T10">TDIST</text:span><text:span text:style-name="T6">() to find </text:span><text:span text:style-name="T7">p-value</text:span><text:span text:style-name="T6">, compare w/</text:span><text:span text:style-name="T8">α</text:span></text:p>
                <text:list>
                  <text:list-item>
                    <text:p><text:span text:style-name="T10">TDIST</text:span><text:span text:style-name="T6">(</text:span><text:span text:style-name="T29">t</text:span><text:span text:style-name="T6">, </text:span><text:span text:style-name="T29">n</text:span><text:span text:style-name="T10">-1</text:span><text:span text:style-name="T6">, </text:span><text:span text:style-name="T29">tails</text:span><text:span text:style-name="T6">)</text:span></text:p>
                  </text:list-item>
                </text:list>
              </text:list-item>
              <text:list-item>
                <text:p><text:span text:style-name="T6">Or use all-in-one </text:span><text:span text:style-name="T7">Excel</text:span><text:span text:style-name="T6"> function:</text:span><text:span text:style-name="T6"><text:line-break/></text:span><text:span text:style-name="T6"><text:tab/></text:span><text:span text:style-name="T10">TTEST</text:span><text:span text:style-name="T6">(</text:span><text:span text:style-name="T29">before</text:span><text:span text:style-name="T6">, </text:span><text:span text:style-name="T29">after</text:span><text:span text:style-name="T6">, </text:span><text:span text:style-name="T29">tails</text:span><text:span text:style-name="T6">, </text:span><text:span text:style-name="T10">1</text:span><text:span text:style-name="T6">)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337cm" presentation:class="title">
          <draw:text-box>
            <text:p>TODO</text:p>
          </draw:text-box>
        </draw:frame>
        <draw:frame presentation:style-name="pr11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11">HW5</text:span> due <text:span text:style-name="T12">Thu</text:span></text:p>
              </text:list-item>
              <text:list-item>
                <text:p><text:span text:style-name="T11">Projects</text:span><text:span text:style-name="T26">: be pro-active and self-led</text:span></text:p>
                <text:list>
                  <text:list-item>
                    <text:p><text:span text:style-name="T26">If waiting on </text:span><text:span text:style-name="T11">REB</text:span><text:span text:style-name="T26"> approval:</text:span><text:span text:style-name="T26"><text:line-break/></text:span><text:span text:style-name="T26">generate </text:span><text:span text:style-name="T11">fake</text:span><text:span text:style-name="T26"> (reasonable) data and</text:span><text:span text:style-name="T26"><text:line-break/></text:span><text:span text:style-name="T26">move forward on analysis, presentation</text:span></text:p>
                  </text:list-item>
                  <text:list-item>
                    <text:p><text:span text:style-name="T26">Remember your potential </text:span><text:span text:style-name="T11">clients</text:span><text:span text:style-name="T26">:</text:span><text:span text:style-name="T26"><text:line-break/></text:span><text:span text:style-name="T26">what questions would they like answered?</text:span></text:p>
                  </text:list-item>
                  <text:list-item>
                    <text:p><text:span text:style-name="T26">Tell a </text:span><text:span text:style-name="T11">story</text:span><text:span text:style-name="T26">/narrative in your present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13</meta:generator>
    <meta:creation-date>2011-09-14T21:38:31</meta:creation-date>
    <dc:language>en-US</dc:language>
    <meta:editing-cycles>270</meta:editing-cycles>
    <meta:editing-duration>P3DT8M49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3-06T11:14:03</dc:date>
    <dc:creator>Sean Ho</dc:creator>
    <meta:document-statistic meta:object-count="286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ub>
                  <mi>s</mi>
                  <mi>p</mi>
                </msub>
                <msqrt>
                  <mrow>
                    <mrow>
                      <mfrac>
                        <mn>1</mn>
                        <msub>
                          <mi>n</mi>
                          <mn>1</mn>
                        </msub>
                      </mfrac>
                      <mo stretchy="false">+</mo>
                      <mfrac>
                        <mn>1</mn>
                        <msub>
                          <mi>n</mi>
                          <mn>2</mn>
                        </msub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 `=` s_p sqrt{1 over n_1 + 1 over n_2}
}</annotation>
  </semantics>
</math>
</file>

<file path=Object 10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row>
                      <msubsup>
                        <mi mathvariant="italic">SE</mi>
                        <mn>1</mn>
                        <mn>2</mn>
                      </msubsup>
                      <mo stretchy="false">+</mo>
                      <msubsup>
                        <mi mathvariant="italic">SE</mi>
                        <mn>2</mn>
                        <mn>2</mn>
                      </msubsup>
                    </mrow>
                  </mrow>
                </msqrt>
                <mrow>
                  <mi/>
                  <mo stretchy="false">=</mo>
                  <mi/>
                </mrow>
                <msqrt>
                  <mrow>
                    <mrow>
                      <mfrac>
                        <mrow>
                          <msubsup>
                            <mi>s</mi>
                            <mn>1</mn>
                            <mn>2</mn>
                          </msubsup>
                        </mrow>
                        <mrow>
                          <msub>
                            <mi>n</mi>
                            <mn>1</mn>
                          </msub>
                        </mrow>
                      </mfrac>
                      <mo stretchy="false">+</mo>
                      <mfrac>
                        <mrow>
                          <msubsup>
                            <mi>s</mi>
                            <mn>2</mn>
                            <mn>2</mn>
                          </msubsup>
                        </mrow>
                        <mrow>
                          <msub>
                            <mi>n</mi>
                            <mn>2</mn>
                          </msub>
                        </mrow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 `=` sqrt{SE_1^2 + SE_2^2} `=` sqrt{{s_1^2} over {n_1} + {s_2^2} over {n_2}}
}</annotation>
  </semantics>
</math>
</file>

<file path=Object 11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df</mi>
                <mrow>
                  <mi/>
                  <mo stretchy="false">=</mo>
                  <mi/>
                </mrow>
                <mfrac>
                  <mrow>
                    <msup>
                      <mrow>
                        <mo stretchy="false">(</mo>
                        <mrow>
                          <mrow>
                            <msubsup>
                              <mi>s</mi>
                              <mn>1</mn>
                              <mn>2</mn>
                            </msubsup>
                            <mo stretchy="false">/</mo>
                            <msub>
                              <mi>n</mi>
                              <mn>1</mn>
                            </msub>
                          </mrow>
                          <mrow>
                            <mi/>
                            <mo stretchy="false">+</mo>
                            <mi/>
                          </mrow>
                          <mrow>
                            <msubsup>
                              <mi>s</mi>
                              <mn>2</mn>
                              <mn>2</mn>
                            </msubsup>
                            <mo stretchy="false">/</mo>
                            <msub>
                              <mi>n</mi>
                              <mn>2</mn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row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s</mi>
                                    <mn>1</mn>
                                    <mn>2</mn>
                                  </msubsup>
                                  <mo stretchy="false">/</mo>
                                  <msub>
                                    <mi>n</mi>
                                    <mn>1</mn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  <mrow>
                          <mrow>
                            <msub>
                              <mi>n</mi>
                              <mn>1</mn>
                            </msub>
                            <mo stretchy="false">−</mo>
                            <mn>1</mn>
                          </mrow>
                        </mrow>
                      </mfrac>
                      <mo stretchy="false">+</mo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s</mi>
                                    <mn>2</mn>
                                    <mn>2</mn>
                                  </msubsup>
                                  <mo stretchy="false">/</mo>
                                  <msub>
                                    <mi>n</mi>
                                    <mn>2</mn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  <mrow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frac>
                    </mrow>
                  </mrow>
                </mfrac>
              </mrow>
            </mrow>
          </mstyle>
        </mrow>
      </mstyle>
    </mrow>
    <annotation encoding="StarMath 5.0">bold color yellow {
df `=` {(s_1^2/n_1 `+` s_2^2/n_2)^2} over {{(s_1^2/n_1)^2} over {n_1-1} + {(s_2^2/n_2)^2} over {n_2-1}}
}</annotation>
  </semantics>
</math>
</file>

<file path=Object 2/content.xml><?xml version="1.0" encoding="utf-8"?>
<math xmlns="http://www.w3.org/1998/Math/MathML">
  <semantics>
    <mrow>
      <mstyle mathvariant="bold">
        <mrow>
          <mstyle color="yellow">
            <mrow>
              <mrow>
                <msub>
                  <mi>s</mi>
                  <mi>p</mi>
                </msub>
                <mrow>
                  <mi/>
                  <mo stretchy="false">=</mo>
                  <mi/>
                </mrow>
                <msqrt>
                  <mrow>
                    <mfrac>
                      <mrow>
                        <mrow>
                          <mo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row>
                          <msubsup>
                            <mi>s</mi>
                            <mn>1</mn>
                            <mn>2</mn>
                          </msubsup>
                          <mo stretchy="false">+</mo>
                          <mrow>
                            <mo stretchy="false">(</mo>
                            <mrow>
                              <mrow>
                                <msub>
                                  <mi>n</mi>
                                  <mn>2</mn>
                                </msub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  <msubsup>
                          <mi>s</mi>
                          <mn>2</mn>
                          <mn>2</mn>
                        </msubsup>
                      </mrow>
                      <mrow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sub>
                              <mi>n</mi>
                              <mn>2</mn>
                            </msub>
                          </mrow>
                          <mo stretchy="false">−</mo>
                          <mn>2</mn>
                        </mrow>
                      </mrow>
                    </mfrac>
                  </mrow>
                </msqrt>
              </mrow>
            </mrow>
          </mstyle>
        </mrow>
      </mstyle>
    </mrow>
    <annotation encoding="StarMath 5.0">bold color yellow {
s_p `=` sqrt{{(n_1-1)s_1^2 + (n_2-1)s_2^2} over {n_1+n_2-2}}
}</annotation>
  </semantics>
</math>
</file>

<file path=Object 3/content.xml><?xml version="1.0" encoding="utf-8"?>
<math xmlns="http://www.w3.org/1998/Math/MathML">
  <semantics>
    <mrow>
      <mstyle mathvariant="bold">
        <mrow>
          <mstyle color="yellow">
            <mrow>
              <mrow>
                <msubsup>
                  <mi>s</mi>
                  <mi>p</mi>
                  <mn>2</mn>
                </msubsup>
                <mrow>
                  <mi/>
                  <mo stretchy="false">=</mo>
                  <mi/>
                </mrow>
                <mfenced open="(" close=")">
                  <mrow>
                    <mfrac>
                      <msub>
                        <mi mathvariant="italic">df</mi>
                        <mn>1</mn>
                      </msub>
                      <mi mathvariant="italic">df</mi>
                    </mfrac>
                  </mrow>
                </mfenced>
                <mrow>
                  <msubsup>
                    <mi>s</mi>
                    <mn>1</mn>
                    <mn>2</mn>
                  </msubsup>
                  <mo stretchy="false">+</mo>
                  <mfenced open="(" close=")">
                    <mrow>
                      <mfrac>
                        <msub>
                          <mi mathvariant="italic">df</mi>
                          <mn>2</mn>
                        </msub>
                        <mi mathvariant="italic">df</mi>
                      </mfrac>
                    </mrow>
                  </mfenced>
                </mrow>
                <msubsup>
                  <mi>s</mi>
                  <mn>2</mn>
                  <mn>2</mn>
                </msubsup>
              </mrow>
            </mrow>
          </mstyle>
        </mrow>
      </mstyle>
    </mrow>
    <annotation encoding="StarMath 5.0">bold color yellow {
s_p^2 `=` left(df_1 over df right)s_1^2 + left(df_2 over df right) s_2^2
}</annotation>
  </semantics>
</math>
</file>

<file path=Object 6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over accent="true">
                      <mi>p</mi>
                      <mo stretchy="false">̄</mo>
                    </mover>
                    <mover accent="true">
                      <mi>q</mi>
                      <mo stretchy="false">̄</mo>
                    </mover>
                    <mfenced open="(" close=")">
                      <mrow>
                        <mrow>
                          <mfrac>
                            <mn>1</mn>
                            <msub>
                              <mi>n</mi>
                              <mn>1</mn>
                            </msub>
                          </mfrac>
                          <mo stretchy="false">+</mo>
                          <mfrac>
                            <mn>1</mn>
                            <msub>
                              <mi>n</mi>
                              <mn>2</mn>
                            </msub>
                          </mfrac>
                        </mrow>
                      </mrow>
                    </mfenced>
                  </mrow>
                </msqrt>
              </mrow>
            </mrow>
          </mstyle>
        </mrow>
      </mstyle>
    </mrow>
    <annotation encoding="StarMath 5.0">bold color yellow {
SE `=` sqrt{bar p bar q left( 1 over n_1 + 1 over n_2 right)}
}</annotation>
  </semantics>
</math>
</file>

<file path=Object 7/content.xml><?xml version="1.0" encoding="utf-8"?>
<math xmlns="http://www.w3.org/1998/Math/MathML">
  <semantics>
    <mrow>
      <mstyle mathvariant="bold">
        <mrow>
          <mstyle color="yellow">
            <mrow>
              <mrow>
                <mover accent="true">
                  <mi>p</mi>
                  <mo stretchy="false">̄</mo>
                </mover>
                <mrow>
                  <mi/>
                  <mo stretchy="false">=</mo>
                  <mi/>
                </mrow>
                <mfrac>
                  <mrow>
                    <mrow>
                      <msub>
                        <mi>x</mi>
                        <mn>1</mn>
                      </msub>
                      <mo stretchy="false">+</mo>
                      <msub>
                        <mi>x</mi>
                        <mn>2</mn>
                      </msub>
                    </mrow>
                  </mrow>
                  <mrow>
                    <mrow>
                      <msub>
                        <mi>n</mi>
                        <mn>1</mn>
                      </msub>
                      <mo stretchy="false">+</mo>
                      <msub>
                        <mi>n</mi>
                        <mn>2</mn>
                      </msub>
                    </mrow>
                  </mrow>
                </mfrac>
              </mrow>
            </mrow>
          </mstyle>
        </mrow>
      </mstyle>
    </mrow>
    <annotation encoding="StarMath 5.0">bold color yellow {
bar p `=` {x_1 + x_2} over {n_1 + n_2}
}</annotation>
  </semantics>
</math>
</file>

<file path=Object 9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row>
                      <msubsup>
                        <mi mathvariant="italic">SE</mi>
                        <mn>1</mn>
                        <mn>2</mn>
                      </msubsup>
                      <mo stretchy="false">+</mo>
                      <msubsup>
                        <mi mathvariant="italic">SE</mi>
                        <mn>2</mn>
                        <mn>2</mn>
                      </msubsup>
                    </mrow>
                  </mrow>
                </msqrt>
                <mrow>
                  <mi/>
                  <mo stretchy="false">=</mo>
                  <mi/>
                </mrow>
                <msqrt>
                  <mrow>
                    <mrow>
                      <mfrac>
                        <mrow>
                          <msubsup>
                            <mo stretchy="false">σ</mo>
                            <mn>1</mn>
                            <mn>2</mn>
                          </msubsup>
                        </mrow>
                        <mrow>
                          <msub>
                            <mi>n</mi>
                            <mn>1</mn>
                          </msub>
                        </mrow>
                      </mfrac>
                      <mo stretchy="false">+</mo>
                      <mfrac>
                        <mrow>
                          <msubsup>
                            <mo stretchy="false">σ</mo>
                            <mn>2</mn>
                            <mn>2</mn>
                          </msubsup>
                        </mrow>
                        <mrow>
                          <msub>
                            <mi>n</mi>
                            <mn>2</mn>
                          </msub>
                        </mrow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 `=` sqrt{SE_1^2 + SE_2^2} `=` sqrt{{%sigma_1^2} over {n_1} + {%sigma_2^2} over {n_2}}
}</annotation>
  </semantics>
</math>
</file>